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NewSoftSerial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NewSoftSerial</text:span><text:span text:style-name="T9_2"><text:tab/></text:span><text:span text:style-name="T9_3">KEYWORD</text:span><text:span text:style-name="T9_4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/>
      <text:p text:style-name="P15"><text:span text:style-name="T15_1">begin</text:span><text:span text:style-name="T15_2"><text:tab/></text:span><text:span text:style-name="T15_3">KEYWORD</text:span><text:span text:style-name="T15_4">2</text:span></text:p>
      <text:p text:style-name="P16"><text:span text:style-name="T16_1">end</text:span><text:span text:style-name="T16_2"><text:tab/></text:span><text:span text:style-name="T16_3">KEYWORD</text:span><text:span text:style-name="T16_4">2</text:span></text:p>
      <text:p text:style-name="P17"><text:span text:style-name="T17_1">read</text:span><text:span text:style-name="T17_2"><text:tab/></text:span><text:span text:style-name="T17_3">KEYWORD</text:span><text:span text:style-name="T17_4">2</text:span></text:p>
      <text:p text:style-name="P18"><text:span text:style-name="T18_1">available</text:span><text:span text:style-name="T18_2"><text:tab/></text:span><text:span text:style-name="T18_3">KEYWORD</text:span><text:span text:style-name="T18_4">2</text:span></text:p>
      <text:p text:style-name="P19"><text:span text:style-name="T19_1">isListening</text:span><text:span text:style-name="T19_2"><text:tab/></text:span><text:span text:style-name="T19_3">KEYWORD</text:span><text:span text:style-name="T19_4">2</text:span></text:p>
      <text:p text:style-name="P20"><text:span text:style-name="T20_1">overflow</text:span><text:span text:style-name="T20_2"><text:tab/></text:span><text:span text:style-name="T20_3">KEYWORD</text:span><text:span text:style-name="T20_4">2</text:span></text:p>
      <text:p text:style-name="P21"><text:span text:style-name="T21_1">flush</text:span><text:span text:style-name="T21_2"><text:tab/></text:span><text:span text:style-name="T21_3">KEYWORD</text:span><text:span text:style-name="T21_4">2</text:span></text:p>
      <text:p text:style-name="P22"><text:span text:style-name="T22_1">listen</text:span><text:span text:style-name="T22_2"><text:tab/></text:span><text:span text:style-name="T22_3">KEYWORD</text:span><text:span text:style-name="T22_4">2</text:span></text:p>
      <text:p text:style-name="P23"/>
      <text:p text:style-name="P24"><text:span text:style-name="T24_1">#######################################</text:span></text:p>
      <text:p text:style-name="P25"><text:span text:style-name="T25_1">#<text:s/></text:span><text:span text:style-name="T25_2">Constants</text:span><text:span text:style-name="T25_3"><text:s/>(</text:span><text:span text:style-name="T25_4">LITERAL</text:span><text:span text:style-name="T25_5">1)</text:span></text:p>
      <text:p text:style-name="P26"><text:span text:style-name="T26_1">#######################################</text:span></text:p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